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598cm" table:align="center" style:writing-mode="lr-tb"/>
    </style:style>
    <style:style style:name="Table2.A" style:family="table-column">
      <style:table-column-properties style:column-width="17.598cm"/>
    </style:style>
    <style:style style:name="Table2.1" style:family="table-row">
      <style:table-row-properties fo:keep-together="auto"/>
    </style:style>
    <style:style style:name="Table2.A1" style:family="table-cell">
      <style:table-cell-properties style:vertical-align="middle" fo:padding="0.097cm" fo:border="none"/>
    </style:style>
    <style:style style:name="Table1" style:family="table">
      <style:table-properties style:width="17.189cm" fo:margin-left="-0.102cm" table:align="left" style:writing-mode="lr-tb"/>
    </style:style>
    <style:style style:name="Table1.A" style:family="table-column">
      <style:table-column-properties style:column-width="4.452cm"/>
    </style:style>
    <style:style style:name="Table1.B" style:family="table-column">
      <style:table-column-properties style:column-width="3.958cm"/>
    </style:style>
    <style:style style:name="Table1.C" style:family="table-column">
      <style:table-column-properties style:column-width="3.771cm"/>
    </style:style>
    <style:style style:name="Table1.D" style:family="table-column">
      <style:table-column-properties style:column-width="5.008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5" style:family="paragraph" style:parent-style-name="Header">
      <style:paragraph-properties fo:margin-top="0cm" fo:margin-bottom="0cm" fo:line-height="100%" fo:text-align="end" style:justify-single-word="false"/>
    </style:style>
    <style:style style:name="P6"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7"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9"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1"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4" style:family="paragraph" style:parent-style-name="Standard">
      <style:paragraph-properties fo:margin-top="0cm" fo:margin-bottom="0cm" fo:line-height="100%" fo:text-align="center" style:justify-single-word="false"/>
      <style:text-properties fo:background-color="transparent"/>
    </style:style>
    <style:style style:name="P15"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 style:family="paragraph" style:parent-style-name="Standard">
      <style:paragraph-properties fo:margin-left="0.101cm" fo:margin-right="0.101cm" fo:margin-top="0cm" fo:margin-bottom="0cm" fo:line-height="100%" fo:text-indent="0cm" style:auto-text-indent="false">
        <style:tab-stops>
          <style:tab-stop style:position="10.075cm" style:leader-style="dotted" style:leader-text="."/>
        </style:tab-stops>
      </style:paragraph-properties>
    </style:style>
    <style:style style:name="P1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3" style:family="paragraph" style:parent-style-name="Standard">
      <style:paragraph-properties fo:margin-left="0.101cm" fo:margin-right="0.101cm" fo:margin-top="0cm" fo:margin-bottom="0cm" fo:line-height="100%" fo:text-indent="0cm" style:auto-text-indent="false">
        <style:tab-stops>
          <style:tab-stop style:position="10.075cm" style:leader-style="dotted" style:leader-text="."/>
        </style:tab-stops>
      </style:paragraph-properties>
      <style:text-properties style:font-name="Arial1" fo:font-size="10pt" fo:language="en" fo:country="US"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3"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4"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5" style:family="paragraph" style:parent-style-name="Normal_20__28_Web_29_">
      <style:paragraph-properties fo:margin-left="0.101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36" style:family="paragraph" style:parent-style-name="Standard">
      <style:paragraph-properties fo:margin-top="0.212cm" fo:margin-bottom="0.212cm" fo:text-align="justify" style:justify-single-word="false"/>
    </style:style>
    <style:style style:name="P37"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8"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39" style:family="paragraph" style:parent-style-name="Standard">
      <style:paragraph-properties fo:margin-left="0.25cm" fo:margin-right="0cm" fo:margin-top="0cm" fo:margin-bottom="0cm" fo:line-height="100%" fo:text-indent="0cm" style:auto-text-indent="false"/>
    </style:style>
    <style:style style:name="P40"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1"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45"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6"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7"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8"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9"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50" style:family="paragraph" style:parent-style-name="Standard" style:list-style-name="L2">
      <style:paragraph-properties fo:margin-top="0cm" fo:margin-bottom="0cm" fo:line-height="100%" fo:text-align="justify" style:justify-single-word="false"/>
    </style:style>
    <style:style style:name="P51" style:family="paragraph" style:parent-style-name="Standard" style:list-style-name="L2">
      <style:paragraph-properties fo:margin-top="0cm" fo:margin-bottom="0cm" fo:line-height="100%" fo:text-align="justify" style:justify-single-word="false">
        <style:tab-stops/>
      </style:paragraph-properties>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5"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6"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P5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5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T1" style:family="text">
      <style:text-properties fo:language="pt" fo:country="PT" fo:background-color="transparent" style:font-size-complex="8pt" style:font-style-complex="italic" style:font-weight-complex="bold"/>
    </style:style>
    <style:style style:name="T2" style:family="text">
      <style:text-properties style:font-name="Arial1" fo:font-size="10pt" style:font-size-asian="10pt" style:font-name-complex="Arial2" style:font-size-complex="10pt"/>
    </style:style>
    <style:style style:name="T3" style:family="text">
      <style:text-properties style:font-name="Arial1" fo:font-size="10pt" style:font-size-asian="10pt" style:font-name-complex="Arial2" style:font-size-complex="10pt" style:font-style-complex="italic"/>
    </style:style>
    <style:style style:name="T4" style:family="text">
      <style:text-properties style:font-name="Arial1" fo:font-size="10pt" fo:font-weight="bold" style:font-size-asian="10pt" style:font-weight-asian="bold" style:font-name-complex="Arial2" style:font-size-complex="10pt"/>
    </style:style>
    <style:style style:name="T5" style:family="text">
      <style:text-properties style:font-name="Arial1" fo:font-size="10pt" fo:font-weight="bold" style:font-size-asian="10pt" style:font-weight-asian="bold" style:font-name-complex="Arial2" style:font-size-complex="10pt" style:font-weight-complex="bold"/>
    </style:style>
    <style:style style:name="T6" style:family="text">
      <style:text-properties style:font-name="Arial1" fo:font-size="10pt" fo:font-weight="bold" style:font-size-asian="10pt" style:font-weight-asian="bold" style:font-name-complex="Arial2" style:font-size-complex="10pt" style:font-style-complex="italic"/>
    </style:style>
    <style:style style:name="T7" style:family="text">
      <style:text-properties style:font-name="Arial1" fo:font-size="10pt" fo:font-weight="bold" style:font-size-asian="10pt" style:font-weight-asian="bold" style:font-name-complex="Arial2" style:font-size-complex="10pt" style:font-style-complex="italic" style:font-weight-complex="bold"/>
    </style:style>
    <style:style style:name="T8"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9" style:family="text">
      <style:text-properties style:font-name="Arial1" fo:font-size="10pt" fo:language="en" fo:country="US" style:font-size-asian="10pt" style:font-name-complex="Arial2" style:font-size-complex="10pt"/>
    </style:style>
    <style:style style:name="T10"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11"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2" style:family="text">
      <style:text-properties fo:color="#000000" style:font-name="Arial1" fo:font-size="10pt" fo:font-weight="bold" style:font-size-asian="10pt" style:font-weight-asian="bold" style:font-name-complex="Arial2" style:font-size-complex="10pt" style:font-weight-complex="bold"/>
    </style:style>
    <style:style style:name="T13" style:family="text">
      <style:text-properties fo:color="#000000" style:font-name="Arial1" fo:font-size="10pt" fo:font-weight="bold" style:font-size-asian="10pt" style:font-weight-asian="bold" style:font-name-complex="Arial2" style:font-size-complex="10pt" style:font-style-complex="italic"/>
    </style:style>
    <style:style style:name="T14"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5"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6"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7"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8" style:family="text">
      <style:text-properties fo:font-size="10pt" style:text-underline-style="none" fo:font-weight="normal" style:font-size-asian="10pt" style:font-weight-asian="normal" style:font-size-complex="10pt" style:font-weight-complex="normal"/>
    </style:style>
    <style:style style:name="T19"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style:style style:name="T20" style:family="text">
      <style:text-properties style:text-underline-style="none" fo:font-weight="normal" style:font-name-asian="Times New Roman1" style:language-asian="pt" style:country-asian="BR"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start text:name="Bookmark4"/>INFORMAÇÕES E DOCUMENTOS EXIGIDOS ANEXOS AO REQUERIMENTO </text:p>
      <text:p text:style-name="P6"><text:span text:style-name="T5">ANEXO II, ITEM 13 DO DECRETO 4.074/02 E ALTERADO PELO </text:span><text:span text:style-name="T12">DEC. 5.981/06</text:span></text:p>
      <text:p text:style-name="P7"/>
      <text:p text:style-name="P13"><text:placeholder text:placeholder-type="text">&lt;setLang('pt_BR')&gt;</text:placeholder></text:p>
      <text:p text:style-name="P12"><text:span text:style-name="T7">PRODUTO FORMULADO A BASE</text:span><text:span text:style-name="T14"> DE PRODUTO TÉCNICO EQUIVALENTE</text:span></text:p>
      <text:p text:style-name="P8"/>
      <text:p text:style-name="P9"/>
      <text:p text:style-name="P8"/>
      <table:table table:name="Table2" table:style-name="Table2">
        <table:table-column table:style-name="Table2.A"/>
        <table:table-row table:style-name="Table2.1">
          <table:table-cell table:style-name="Table2.A1" office:value-type="string">
            <text:list xml:id="list1212252281" text:style-name="WWNum12">
              <text:list-item>
                <text:list>
                  <text:list-item>
                    <text:p text:style-name="P52"><text:span text:style-name="T8">Declaração do registrante, sobre a composição qualitativa e quantitativa do produto, indicando os limites máximo e mínimo da variação de cada componente e sua função específica, acompanhada de laudo laboratorial de cada formulador; </text:span><text:span text:style-name="T6">(Anexo 13.1)</text:span></text:p>
                  </text:list-item>
                </text:list>
              </text:list-item>
            </text:list>
            <text:p text:style-name="P17"/>
            <text:p text:style-name="P15"><text:span text:style-name="T3">Segue a Declaração de “Composição Qualitativa e Quantitativa” do produto </text:span><text:span text:style-name="T16"><text:placeholder text:placeholder-type="text">&lt;o.formulated_product_id.name&gt;</text:placeholder></text:span><text:span text:style-name="T16"> </text:span><text:span text:style-name="T3">e seu “Processo Produtivo”. </text:span></text:p>
            <text:p text:style-name="P21"/>
          </table:table-cell>
        </table:table-row>
        <table:table-row table:style-name="Table2.1">
          <table:table-cell table:style-name="Table2.A1" office:value-type="string">
            <text:list xml:id="list631788688" text:continue-numbering="true" text:style-name="WWNum12">
              <text:list-item>
                <text:list>
                  <text:list-item>
                    <text:p text:style-name="P53">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19"/>
            <text:p text:style-name="P24">INSTRUÇÕES DE USO:</text:p>
            <text:p text:style-name="P24"/>
            <text:p text:style-name="P40"><text:placeholder text:placeholder-type="text">&lt;for each="inf in informations(o, 'Purpose')"&gt;</text:placeholder></text:p>
            <text:p text:style-name="P41"><text:placeholder text:placeholder-type="text">&lt;insert_html(inf)&gt;</text:placeholder></text:p>
            <text:p text:style-name="P41"/>
            <text:p text:style-name="P44"><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5">Cultura</text:p>
                </table:table-cell>
                <table:table-cell table:style-name="Table1.A1" table:number-columns-spanned="2" office:value-type="string">
                  <text:p text:style-name="P46">Praga</text:p>
                </table:table-cell>
                <table:covered-table-cell/>
                <table:table-cell table:style-name="Table1.A1" table:number-rows-spanned="2" office:value-type="string">
                  <text:p text:style-name="P45">Dose</text:p>
                </table:table-cell>
              </table:table-row>
              <table:table-row table:style-name="Table1.2">
                <table:covered-table-cell/>
                <table:table-cell table:style-name="Table1.A1" office:value-type="string">
                  <text:p text:style-name="P11">Nome Científico</text:p>
                </table:table-cell>
                <table:table-cell table:style-name="Table1.A1" office:value-type="string">
                  <text:p text:style-name="P11">Nome Comum</text:p>
                </table:table-cell>
                <table:covered-table-cell/>
              </table:table-row>
              <table:table-row table:style-name="Table1.1">
                <table:table-cell table:style-name="Table1.A1" office:value-type="string">
                  <text:p text:style-name="P2"><text:placeholder text:placeholder-type="text">&lt;for each="rec in o.use_recommendation_ids"&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rop_id.name&gt;</text:placeholder></text:p>
                </table:table-cell>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ommecial_product_rate&gt;</text:placeholder></text:p>
                </table:table-cell>
              </table:table-row>
              <table:table-row table:style-name="Table1.1">
                <table:table-cell table:style-name="Table1.A1" office:value-type="string">
                  <text:p text:style-name="P4"><text:placeholder text:placeholder-type="text">&lt;/for&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
            <text:p text:style-name="P25"/>
            <text:p text:style-name="P43"><text:placeholder text:placeholder-type="text">&lt;for each="inf in informations(o, 'Use instructions')"&gt;</text:placeholder></text:p>
            <text:p text:style-name="P41"><text:placeholder text:placeholder-type="text">&lt;insert_html(inf)&gt;</text:placeholder></text:p>
            <text:p text:style-name="P41"/>
            <text:p text:style-name="P26"><text:placeholder text:placeholder-type="text">&lt;/for&gt;</text:placeholder></text:p>
            <text:p text:style-name="P20">NÚMERO, ÉPOCA E INTERVALO DE APLICAÇÃO:</text:p>
            <text:p text:style-name="P25"/>
            <text:p text:style-name="P43"><text:placeholder text:placeholder-type="text">&lt;for each="inf in informations(o, 'Number, timing and interval between applications')"&gt;</text:placeholder></text:p>
            <text:p text:style-name="P41"><text:placeholder text:placeholder-type="text">&lt;insert_html(inf)&gt;</text:placeholder></text:p>
            <text:p text:style-name="P41"/>
            <text:p text:style-name="P26"><text:placeholder text:placeholder-type="text">&lt;/for&gt;</text:placeholder></text:p>
            <text:p text:style-name="P20">MODO E EQUIPAMENTOS DE APLICAÇÃO:</text:p>
            <text:p text:style-name="P33"/>
            <text:p text:style-name="P43"><text:placeholder text:placeholder-type="text">&lt;for each="inf in informations(o, 'Application method')"&gt;</text:placeholder></text:p>
            <text:p text:style-name="P41"><text:placeholder text:placeholder-type="text">&lt;insert_html(inf)&gt;</text:placeholder></text:p>
            <text:p text:style-name="P41"/>
            <text:p text:style-name="P31"><text:placeholder text:placeholder-type="text">&lt;/for&gt;</text:placeholder></text:p>
            <text:p text:style-name="P35"><text:soft-page-break/>CONDIÇÕES CLIMÁTICAS RECOMENDADAS:</text:p>
            <text:p text:style-name="P34"/>
            <text:p text:style-name="P43"><text:placeholder text:placeholder-type="text">&lt;for each="inf in informations(o, 'Climatic Conditions')"&gt;</text:placeholder></text:p>
            <text:p text:style-name="P41"><text:placeholder text:placeholder-type="text">&lt;insert_html(inf)&gt;</text:placeholder></text:p>
            <text:p text:style-name="P41"/>
            <text:p text:style-name="P32"><text:placeholder text:placeholder-type="text">&lt;/for&gt;</text:placeholder></text:p>
          </table:table-cell>
        </table:table-row>
        <table:table-row table:style-name="Table2.1">
          <table:table-cell table:style-name="Table2.A1" office:value-type="string">
            <text:list xml:id="list2169960013" text:continue-numbering="true" text:style-name="WWNum12">
              <text:list-item>
                <text:list>
                  <text:list-item>
                    <text:p text:style-name="P55">Restrições de uso e recomendações especiais;</text:p>
                    <text:p text:style-name="P55"/>
                  </text:list-item>
                </text:list>
              </text:list-item>
            </text:list>
            <text:p text:style-name="P40"><text:placeholder text:placeholder-type="text">&lt;for each="inf in informations(o, 'Use limitation')"&gt;</text:placeholder></text:p>
            <text:p text:style-name="P41"><text:placeholder text:placeholder-type="text">&lt;insert_html(inf)&gt;</text:placeholder></text:p>
            <text:p text:style-name="P41"/>
            <text:p text:style-name="P42"><text:placeholder text:placeholder-type="text">&lt;/for&gt;</text:placeholder></text:p>
          </table:table-cell>
        </table:table-row>
        <table:table-row table:style-name="Table2.1">
          <table:table-cell table:style-name="Table2.A1" office:value-type="string">
            <text:list xml:id="list1899550915" text:continue-numbering="true" text:style-name="WWNum12">
              <text:list-item>
                <text:list>
                  <text:list-item>
                    <text:p text:style-name="P55">Intervalo de segurança;</text:p>
                  </text:list-item>
                </text:list>
              </text:list-item>
            </text:list>
            <text:p text:style-name="P17"/>
            <text:p text:style-name="P40"><text:placeholder text:placeholder-type="text">&lt;for each="inf in informations(o, 'Intervalo de segurança')"&gt;</text:placeholder></text:p>
            <text:p text:style-name="P41"><text:placeholder text:placeholder-type="text">&lt;insert_html(inf)&gt;</text:placeholder></text:p>
            <text:p text:style-name="P41"/>
            <text:p text:style-name="P57"><text:span text:style-name="T20"><text:placeholder text:placeholder-type="text">&lt;/for&gt;</text:placeholder></text:span><text:bookmark text:name="bkmCropNome1"/></text:p>
          </table:table-cell>
        </table:table-row>
        <table:table-row table:style-name="Table2.1">
          <table:table-cell table:style-name="Table2.A1" office:value-type="string">
            <text:list xml:id="list600526105" text:continue-numbering="true" text:style-name="WWNum12">
              <text:list-item>
                <text:list>
                  <text:list-item>
                    <text:p text:style-name="P55">Intervalo de reentrada;</text:p>
                  </text:list-item>
                </text:list>
              </text:list-item>
            </text:list>
            <text:p text:style-name="P17"/>
            <text:p text:style-name="P22">(De acordo com as recomendações aprovadas pelo órgão responsável pela Saúde Humana – ANVISA/MS).</text:p>
            <text:p text:style-name="P27"/>
          </table:table-cell>
        </table:table-row>
        <table:table-row table:style-name="Table2.1">
          <table:table-cell table:style-name="Table2.A1" office:value-type="string">
            <text:list xml:id="list1447711916" text:continue-numbering="true" text:style-name="WWNum12">
              <text:list-item>
                <text:list>
                  <text:list-item>
                    <text:p text:style-name="P55">Especificação dos equipamentos de proteção individual apropriados para a aplicação do produto, bem como medidas de proteção coletiva;</text:p>
                  </text:list-item>
                </text:list>
              </text:list-item>
            </text:list>
            <text:p text:style-name="P17"/>
            <text:list xml:id="list1233159862" text:style-name="L1">
              <text:list-item>
                <text:p text:style-name="P56"><text:span text:style-name="T2">Utilize equipamento de proteção individual – EPI: </text:span><text:span text:style-name="T11"><text:placeholder text:placeholder-type="text">&lt;for each="inf in informations(o, 'Limite de exposición / Protección personal')"&gt;</text:placeholder></text:span><text:span text:style-name="T18"><text:placeholder text:placeholder-type="text">&lt;inf&gt;</text:placeholder></text:span><text:span text:style-name="T11"><text:placeholder text:placeholder-type="text">&lt;/for&gt;</text:placeholder></text:span></text:p>
              </text:list-item>
            </text:list>
            <text:p text:style-name="P10">- Os equipamentos de proteção individual (EPI) recomendados devem ser vestidos na seguinte ordem: macacão, botas, avental, máscara, óculos, touca árabe e luvas.</text:p>
            <text:p text:style-name="P10"/>
            <text:p text:style-name="P10">- No descarte de embalagens utilize equipamento de proteção individual – EPI: macacão hidrorepelente com mangas compridas, luvas de nitrila e botas de borracha.</text:p>
            <text:p text:style-name="P10"/>
            <text:p text:style-name="P10"><text:s/>- Antes de retirar os equipamentos de proteção individual (EPIs), lave as luvas ainda vestidas para evitar contaminação.</text:p>
            <text:p text:style-name="P10"/>
            <text:p text:style-name="P10">- Os equipamentos de proteção individual (EPIs) recomendados devem ser retirados na seguinte ordem: touca árabe, óculos, avental, botas, macacão, luvas e máscara.</text:p>
            <text:p text:style-name="P10"/>
            <text:p text:style-name="P10">- Tome banho imediatamente após a aplicação do produto.</text:p>
            <text:p text:style-name="P10"/>
            <text:p text:style-name="P10">- Troque e lave as suas roupas de proteção separado das demais roupas da família. Ao lavar as roupas utilizar luvas e avental impermeável.</text:p>
            <text:p text:style-name="P10"/>
            <text:p text:style-name="P10">- Não lave embalagens ou equipamento aplicador em lagos, fontes, rios e demais corpos d'água. Evite a contaminação da água.</text:p>
            <text:p text:style-name="P10"/>
            <text:p text:style-name="P10">- A destinação inadequada de embalagens ou restos de produtos ocasiona contaminação do solo, da água e do ar, prejudicando a fauna, a flora e a saúde das pessoas.</text:p>
            <text:p text:style-name="P10"><text:bookmark-start text:name="bkmAerea"/></text:p>
            <text:p text:style-name="P10">- Não execute aplicação aérea de agrotóxicos em àreas situadas a uma distância inferior a 500 (quinhentos) metros de povoação e mananciais de captação de água para abastecimento público e de <text:s/>250 (duzentos e <text:soft-page-break/>cinquenta) metros de mananciais de água, moradias isoladas, agrupamentos de animais e vegetação suscetível a danos.</text:p>
            <text:p text:style-name="P10"/>
            <text:p text:style-name="P10">- Observe as disposições constantes na legislação estadual e municipal concernentes às atividades aeroagrícolas.</text:p>
            <text:p text:style-name="P17"><text:s/><text:bookmark-end text:name="bkmAerea"/></text:p>
          </table:table-cell>
        </table:table-row>
        <table:table-row table:style-name="Table2.1">
          <table:table-cell table:style-name="Table2.A1" office:value-type="string">
            <text:list xml:id="list1882751227" text:continue-list="list1447711916" text:style-name="WWNum12">
              <text:list-item>
                <text:list>
                  <text:list-item>
                    <text:p text:style-name="P55">Procedimentos para descontaminação de embalagens e equipamentos de aplicação;</text:p>
                  </text:list-item>
                </text:list>
              </text:list-item>
            </text:list>
            <text:p text:style-name="P17"/>
            <text:p text:style-name="P15"><text:span text:style-name="T10">EMBALAGEM RÍGIDA LAVÁVEL</text:span><text:span text:style-name="T6"> - LAVAGEM DA EMBALAGEM</text:span></text:p>
            <text:p text:style-name="P21">Durante o procedimento de lavagem o operador deverá estar utilizando os mesmos EPI´s – Equipamentos de Proteção Individual - recomendados para o preparo da calda do produto.</text:p>
            <text:p text:style-name="P21"/>
            <text:p text:style-name="P29">Tríplice Lavagem (Lavagem Manual):</text:p>
            <text:p text:style-name="P21">Esta embalagem deverá ser submetida ao processo de Tríplice Lavagem, imediatamente após o seu esvaziamento, adotando-se os seguintes procedimentos:</text:p>
            <text:p text:style-name="P21">- Esvazie completamente o conteúdo da embalagem no tanque do pulverizador, mantendo-a na posição vertical durante 30 segundos;</text:p>
            <text:p text:style-name="P21">- Adicione água limpa à embalagem até ¼ do seu volume;</text:p>
            <text:p text:style-name="P21">- Tampe bem a embalagem e agite-a, por 30 segundos;</text:p>
            <text:p text:style-name="P21">- Despeje a água de lavagem no tanque pulverizador;</text:p>
            <text:p text:style-name="P21">- Faça esta operação três vezes;</text:p>
            <text:p text:style-name="P21">- Inutilize a embalagem plástica ou metálica perfurando o fundo.</text:p>
            <text:p text:style-name="P21"/>
            <text:p text:style-name="P29">Lavagem sob Pressão:</text:p>
            <text:p text:style-name="P29">Ao utilizar pulverizadores dotados de equipamentos de lavagem sob pressão seguir os procedimentos:</text:p>
            <text:p text:style-name="P21">- Encaixe a embalagem vazia no local apropriado do funil instalado no pulverizador;</text:p>
            <text:p text:style-name="P21">- Acione o mecanismo para liberar o jato de água;</text:p>
            <text:p text:style-name="P21">- Direcione o jato de água para todas as paredes internas da embalagem, por 30 segundos;</text:p>
            <text:p text:style-name="P21">- A água de lavagem dever ser transferida para o tanque do pulverizador;</text:p>
            <text:p text:style-name="P21">- Inutilize a embalagem plástica ou metálica, perfurando o fundo.</text:p>
            <text:p text:style-name="P29">Ao utilizar equipamento independente para a lavagem sob pressão, adotar os seguintes procedimentos:</text:p>
            <text:p text:style-name="P21">- Imediatamente após o esvaziamento do conteúdo original da embalagem, mantê-la invertida sobre a boca do tanque de pulverização, em posição vertical, durante 30 segundos;</text:p>
            <text:p text:style-name="P21">- Manter a embalagem nessa posição, introduzir a ponta do equipamento de lavagem sob pressão, direcionando o jato de água para todas as paredes internas da embalagem, por 30 segundos;</text:p>
            <text:p text:style-name="P21">- Toda a água de lavagem é dirigida diretamente para o tanque do pulverizador;</text:p>
            <text:p text:style-name="P21">- Inutilize a embalagem plástica ou metálica, perfurando o fundo.</text:p>
            <text:p text:style-name="P28"/>
            <text:p text:style-name="P15"><text:span text:style-name="T10">EMBALAGEM RÍGIDA NÃO LAVÁVEL</text:span><text:span text:style-name="T6"> - ESTA EMBALAGEM NÃO PODE SER LAVADA</text:span></text:p>
            <text:p text:style-name="P18">ARMAZENAMENTO DA EMBALAGEM VAZIA</text:p>
            <text:p text:style-name="P21">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8"/>
            <text:p text:style-name="P15"><text:span text:style-name="T10">EMBALAGEM SECUNDÁRIA (NÃO CONTAMINADA)</text:span><text:span text:style-name="T6"> - ESTA EMBALAGEM NÃO PODE SER LAVADA</text:span></text:p>
            <text:p text:style-name="P18"/>
          </table:table-cell>
        </table:table-row>
        <table:table-row table:style-name="Table2.1">
          <table:table-cell table:style-name="Table2.A1" office:value-type="string">
            <text:list xml:id="list171866446" text:continue-numbering="true" text:style-name="WWNum12">
              <text:list-item>
                <text:list>
                  <text:list-item>
                    <text:p text:style-name="P55">Sistema de recolhimento e destinação final de embalagens e restos de produtos;</text:p>
                  </text:list-item>
                </text:list>
              </text:list-item>
            </text:list>
            <text:p text:style-name="P17"/>
            <text:p text:style-name="P18">ARMAZENAMENTO DA EMBALAGEM VAZIA</text:p>
            <text:p text:style-name="P21">Após a realização da Tríplice Lavagem ou Lavagem sob Pressão, esta embalagem deve ser armazenada com a tampa, em caixa coletiva, quando existente, separadamente das embalagens não lavadas.</text:p>
            <text:p text:style-name="P21">O armazenamento das embalagens vazias, até sua devolução pelo usuário, deve ser efetuado em local aberto, ventilado, ao abrigo de chuva e com piso impermeável, ou no próprio local onde são guardadas as <text:soft-page-break/>embalagens cheias.</text:p>
            <text:p text:style-name="P18"/>
            <text:p text:style-name="P18">DEVOLUÇÃO DA EMBALAGEM VAZIA</text:p>
            <text:p text:style-name="P21">No prazo de até um ano da data da compra, é obrigatória a devolução da embalagem vazia, com tampa, pelo usuário, ao estabelecimento onde foi adquirido o produto ou no local indicado na nota fiscal, emitida no ato da compra.</text:p>
            <text:p text:style-name="P21">Caso o produto não tenha sido totalmente utilizado nesse prazo, e ainda esteja dentro de seu prazo de validade, será facultada a devolução da embalagem em até 6 meses após o término do prazo de validade.</text:p>
            <text:p text:style-name="P21">O usuário deve guardar o comprovante de devolução para efeito de fiscalização, pelo prazo mínimo de um ano após a devolução da embalagem vazia.</text:p>
            <text:p text:style-name="P18"/>
            <text:p text:style-name="P18">TRANSPORTE</text:p>
            <text:p text:style-name="P21">As embalagens vazias não podem ser transportadas junto com alimentos, bebidas, medicamentos, rações, animais e pessoas.</text:p>
            <text:p text:style-name="P18"/>
            <text:p text:style-name="P18">EMBALAGEM RÍGIDA NÃO LAVÁVEL </text:p>
            <text:p text:style-name="P18">ESTA EMBALAGEM NÃO PODE SER LAVADA</text:p>
            <text:p text:style-name="P18"/>
            <text:p text:style-name="P18">ARMAZENAMENTO DA EMBALAGEM VAZIA</text:p>
            <text:p text:style-name="P15"><text:span text:style-name="T3">O armazenamento da embalagem vazia, até sua devolução pelo usuário, deve ser efetuado em local coberto, </text:span><text:span text:style-name="T3">ventilado, ao abrigo de chuva e com piso impermeável, no próprio local onde são guardadas as embalagens cheias.</text:span></text:p>
            <text:p text:style-name="P21">Use luvas no manuseio dessa embalagem.</text:p>
            <text:p text:style-name="P21">Essa embalagem deve ser armazenada com sua tampa, em caixa coletiva, quando existente, separadamente das embalagens lavadas.</text:p>
            <text:p text:style-name="P18"/>
            <text:p text:style-name="P18">DEVOLUÇÃO DA EMBALAGEM VAZIA</text:p>
            <text:p text:style-name="P21">No prazo de até um ano da data da compra, é obrigatória a devolução da embalagem vazia, com tampa, pelo usuário, ao estabelecimento onde foi adquirido o produto ou no local indicado na nota fiscal, emitida no ato da compra.</text:p>
            <text:p text:style-name="P21">Caso o produto não tenha sido totalmente utilizado nesse prazo, e ainda esteja dentro de seu prazo de validade, será facultada a devolução da embalagem em até 6 meses após o término do prazo de validade.</text:p>
            <text:p text:style-name="P21">O usuário deve guardar o comprovante de devolução para efeito de fiscalização, pelo prazo mínimo de um ano após a devolução da embalagem vazia.</text:p>
            <text:p text:style-name="P18"/>
            <text:p text:style-name="P18">TRANSPORTE</text:p>
            <text:p text:style-name="P21">As embalagens vazias não podem ser transportadas junto com alimentos, bebidas, medicamentos, rações, animais e pessoas.</text:p>
            <text:p text:style-name="P18"/>
            <text:p text:style-name="P18">EMBALAGEM SECUNDÁRIA (NÃO CONTAMINADA)</text:p>
            <text:p text:style-name="P18"/>
            <text:p text:style-name="P18">ESTA EMBALAGEM NÃO PODE SER LAVADA</text:p>
            <text:p text:style-name="P18"/>
            <text:p text:style-name="P18">ARMAZENAMENTO DA EMBALAGEM VAZIA</text:p>
            <text:p text:style-name="P21">O armazenamento da embalagem vazia, até sua devolução pelo usuário, deve ser efetuado em local coberto, ventilado, ao abrigo de chuva e com piso impermeável, no próprio local onde são guardadas as embalagens cheias.</text:p>
            <text:p text:style-name="P18"/>
            <text:p text:style-name="P18">DEVOLUÇÃO DA EMBALAGEM VAZIA</text:p>
            <text:p text:style-name="P21">É obrigatória a devolução da embalagem vazia, pelo usuário, onde foi adquirido o produto ou no local indicado na nota fiscal, emitida pelo estabelecimento comercial.</text:p>
            <text:p text:style-name="P21"/>
            <text:p text:style-name="P18">TRANSPORTE</text:p>
            <text:p text:style-name="P21">As embalagens vazias não podem ser transportadas junto com alimentos, bebidas, medicamentos, rações, animais e pessoas.</text:p>
            <text:p text:style-name="P18"><text:soft-page-break/></text:p>
            <text:p text:style-name="P36"><text:bookmark-start text:name="Bookmark1"/><text:span text:style-name="T10">EMBALAGENS - SACARIAS</text:span><text:span text:style-name="T6"> (utilizadas para acondicionar sementes tratadas com </text:span><text:span text:style-name="T15"><text:placeholder text:placeholder-type="text">&lt;o.formulated_product_id.name&gt;</text:placeholder></text:span><text:span text:style-name="T15">)</text:span></text:p>
            <text:p text:style-name="P37"/>
            <text:p text:style-name="P37">AS EMBALAGENS SACARIAS NÃO PODEM SER UTILIZADAS PARA OUTROS FINS.</text:p>
            <text:p text:style-name="P37"/>
            <text:p text:style-name="P37">AS EMBALAGEN SACARIAS NÃO PODEM SER LAVADAS.</text:p>
            <text:p text:style-name="P37"/>
            <text:p text:style-name="P37">ARMAZENAMENTO DAS EMBALAGENS VAZIAS:</text:p>
            <text:p text:style-name="P36"><text:span text:style-name="T3">O armazenamento das embalagens </text:span><text:span text:style-name="T6">- SACARIAS - </text:span><text:span text:style-name="T3">vazias, até a sua devolução pelo usuário, deve ser efetuado em local coberto, ventilado, ao abrigo de chuva e com piso impermeável, no próprio local onde são guardadas as embalagens cheias.</text:span></text:p>
            <text:p text:style-name="P36"><text:span text:style-name="T3">Use luvas no manuseio das </text:span><text:span text:style-name="T6">SACARIAS.</text:span></text:p>
            <text:p text:style-name="P36"><text:span text:style-name="T3">As embalagens </text:span><text:span text:style-name="T6">- SACARIAS - </text:span><text:span text:style-name="T3">vazias devem ser armazenadas separadamente, em saco plástico transparente (Embalagens padronizadas – modelo ABNT), devidamente identificado e com lacre, o qual deverá ser adquirido nos Canais de Distribuição.</text:span></text:p>
            <text:p text:style-name="P38"/>
            <text:p text:style-name="P37">DEVOLUÇÃO DAS EMBALAGENS – SACARIAS VAZIAS</text:p>
            <text:p text:style-name="P36"><text:span text:style-name="T3">Devem ser devolvidas, em conjunto, com a embalgem do agrotóxico </text:span><text:span text:style-name="T15"><text:placeholder text:placeholder-type="text">&lt;o.formulated_product_id.name&gt;</text:placeholder></text:span><text:span text:style-name="T3"> ou no local onde foram adquiridas as sementes tratadas.</text:span></text:p>
            <text:p text:style-name="P36"><text:span text:style-name="T3">Terceiros que efetuarem o manuseio do agrotóxico, devem descrever nas sacarias que as sementes foram tratadas com o agrotóxico</text:span><text:span text:style-name="T6"> </text:span><text:span text:style-name="T15"><text:placeholder text:placeholder-type="text">&lt;o.formulated_product_id.name&gt;</text:placeholder></text:span><text:span text:style-name="T6"> </text:span><text:span text:style-name="T3">e informar que as mesmas devem ser devolvidas no local em que foram tratadas ou adquiridas.</text:span></text:p>
            <text:p text:style-name="P38"/>
            <text:p text:style-name="P36"><text:span text:style-name="T3">PS: Deve ainda, ser inserida a palavra </text:span><text:span text:style-name="T10">sacarias</text:span><text:span text:style-name="T3"> no seguinte texto da bula (últimos dizeres):</text:span></text:p>
            <text:p text:style-name="P38">EFEITOS <text:s/>SOBRE O MEIO AMBIENTE DECORRENTES DA DESTINAÇÃO INADEQUADA DA EMBALAGEM VAZIA E RESTOS DE PRODUTOS</text:p>
            <text:p text:style-name="P38">A destinação inadequada das embalagens vazias, sacarias e restos de produtos no meio ambiente causa contaminação do solo, da água e do ar, prejudicando a fauna, a flora e a saúde das pessoas.</text:p>
            <text:p text:style-name="P18"><text:bookmark-end text:name="Bookmark1"/></text:p>
            <text:p text:style-name="P18">DESTINAÇÃO FINAL DAS EMBALAGENS VAZIAS</text:p>
            <text:p text:style-name="P21">A destinação final das embalagens vazias, após a devolução pelos usuários, somente poderá ser realizada pela Empresa Registrante ou por empresas legalmente autorizadas pelos órgãos competentes.</text:p>
            <text:p text:style-name="P18"/>
            <text:p text:style-name="P18">É PROIBIDO AO USUÁRIO A REUTILIZAÇÃO E A RECICLAGEM DESTA EMBALAGEM VAZIA OU FRACIONAMENTO E REEBALAGEM DESTE PRODUTO.</text:p>
            <text:p text:style-name="P18"/>
            <text:p text:style-name="P18">EFEITOS SOBRE O MEIO AMBIENTE DECORRENTES DA DESTINAÇÃO INADEQUADA DA EMBALAGEM VAZIA E RESTOS DE PRODUTOS.</text:p>
            <text:p text:style-name="P21"/>
            <text:p text:style-name="P15"><text:span text:style-name="T3">A destinação inadequada das embalagens vazias</text:span><text:bookmark-start text:name="bkmDestSacarias"/><text:span text:style-name="T3">, sacarias</text:span><text:bookmark-end text:name="bkmDestSacarias"/><text:span text:style-name="T3"> e restos de produtos no meio ambiente causa </text:span><text:soft-page-break/><text:span text:style-name="T3">contaminação do solo, da água e do ar, prejudicando a fauna, a flora e a saúde das pessoas.</text:span></text:p>
            <text:p text:style-name="P18"/>
            <text:p text:style-name="P18">PRODUTOS IMPRÓPRIOS PARA UTILIZAÇÃO OU EM DEDUSO</text:p>
            <text:p text:style-name="P21">Caso este produto venha a se tornar impróprio para utilização ou em desuso, consulte o registrante através do telefone indicado no rótulo para sua devolução e destinação final.</text:p>
            <text:p text:style-name="P21">A desativação do produto é feita através de incineração em fornos destinados para este tipo de operação, equipados com câmaras de lavagem de gases efluentes e aprovados por órgãos ambientais competentes.</text:p>
            <text:p text:style-name="P18"/>
            <text:p text:style-name="P18">TRANSPORTE DE AGROTÓXICOS, COMPONENTES E AFINS</text:p>
            <text:p text:style-name="P21">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1"/>
          </table:table-cell>
        </table:table-row>
        <table:table-row table:style-name="Table2.1">
          <table:table-cell table:style-name="Table2.A1" office:value-type="string">
            <text:list xml:id="list963797174" text:continue-numbering="true" text:style-name="WWNum12">
              <text:list-item>
                <text:list>
                  <text:list-item>
                    <text:p text:style-name="P52"><text:span text:style-name="T8">Modelo de rótulo e bula; </text:span><text:span text:style-name="T6">(Anexo 13.9)</text:span></text:p>
                  </text:list-item>
                </text:list>
              </text:list-item>
            </text:list>
            <text:p text:style-name="P17"/>
            <text:p text:style-name="P21">Uma via em papel do lay-out de rótulo e texto de bula </text:p>
            <text:p text:style-name="P17"/>
          </table:table-cell>
        </table:table-row>
        <table:table-row table:style-name="Table2.1">
          <table:table-cell table:style-name="Table2.A1" office:value-type="string">
            <text:list xml:id="list46788483" text:continue-numbering="true" text:style-name="WWNum12">
              <text:list-item>
                <text:list>
                  <text:list-item>
                    <text:p text:style-name="P52"><text:span text:style-name="T8">Comprovante ou protocolo de registro no Brasil de seus componentes, inclusive do produto técnico.</text:span><text:span text:style-name="T13"> (Anexo 13.10)</text:span></text:p>
                  </text:list-item>
                </text:list>
              </text:list-item>
            </text:list>
            <text:p text:style-name="P17"/>
            <text:p text:style-name="P15"><text:bookmark-start text:name="Bookmark2"/><text:span text:style-name="T2">Cópia dos protocolos de requerimento de registro do produto</text:span><text:span text:style-name="T4"> </text:span><text:span text:style-name="T15"><text:placeholder text:placeholder-type="text">&lt;o.formulated_product_id.name&gt;</text:placeholder></text:span><text:span text:style-name="T4"> </text:span><text:span text:style-name="T2">no MAPA, ANVISA e IBAMA, realizados em </text:span><text:span text:style-name="T19"><text:placeholder text:placeholder-type="text">&lt;for each="process in processes(o, 'MAPA')"&gt;</text:placeholder></text:span><text:span text:style-name="T19"><text:placeholder text:placeholder-type="text">&lt;if test="process.open_official_letter_id"&gt;</text:placeholder></text:span><text:span text:style-name="T17"><text:placeholder text:placeholder-type="text">&lt;if test="process.open_official_letter_id.protocol_date"&gt;</text:placeholder></text:span><text:span text:style-name="T17"><text:placeholder text:placeholder-type="text">&lt;process.open_official_letter_id.protocol_date&gt;</text:placeholder></text:span><text:span text:style-name="T17"><text:placeholder text:placeholder-type="text">&lt;/if&gt;</text:placeholder></text:span><text:span text:style-name="T19"><text:placeholder text:placeholder-type="text">&lt;/if&gt;</text:placeholder></text:span><text:span text:style-name="T19"><text:placeholder text:placeholder-type="text">&lt;/for&gt;</text:placeholder></text:span></text:p>
            <text:list xml:id="list1058974152" text:style-name="L2">
              <text:list-item>
                <text:p text:style-name="P50"><text:span text:style-name="T2">Processo no MAPA sob nº </text:span><text:span text:style-name="T11"><text:placeholder text:placeholder-type="text">&lt;for each="process in processes(o, 'MAP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51"><text:span text:style-name="T2">Processo na ANVISA sob nº </text:span><text:span text:style-name="T11"><text:placeholder text:placeholder-type="text">&lt;for each="process in processes(o, 'ANVIS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p>
              </text:list-item>
              <text:list-item>
                <text:p text:style-name="P50"><text:span text:style-name="T2">Processo no IBAMA sob nº </text:span><text:span text:style-name="T11"><text:placeholder text:placeholder-type="text">&lt;for each="process in processes(o, 'IBAMA')"&gt;</text:placeholder></text:span><text:span text:style-name="T11"> </text:span><text:span text:style-name="T11"><text:placeholder text:placeholder-type="text">&lt;if test="process.open_official_letter_id"&gt;</text:placeholder></text:span><text:span text:style-name="T11"><text:tab/></text:span><text:span text:style-name="T11"><text:placeholder text:placeholder-type="text">&lt;process.open_official_letter_id.protocol&gt;</text:placeholder></text:span><text:span text:style-name="T11"><text:tab/></text:span><text:span text:style-name="T11"><text:placeholder text:placeholder-type="text">&lt;/if&gt;</text:placeholder></text:span><text:span text:style-name="T11"> </text:span><text:span text:style-name="T11"><text:placeholder text:placeholder-type="text">&lt;/for&gt;</text:placeholder></text:span><text:bookmark-end text:name="Bookmark2"/></text:p>
              </text:list-item>
            </text:list>
            <text:p text:style-name="P48"/>
          </table:table-cell>
        </table:table-row>
        <table:table-row table:style-name="Table2.1">
          <table:table-cell table:style-name="Table2.A1" office:value-type="string">
            <text:list xml:id="list1468759424" text:continue-list="list46788483" text:style-name="WWNum12">
              <text:list-item>
                <text:list>
                  <text:list-item>
                    <text:p text:style-name="P52"><text:span text:style-name="T12">Método analítico e sua sensibilidade para determinação de resíduos do agrotóxico. </text:span><text:span text:style-name="T13">(Anexo 13.11)</text:span></text:p>
                  </text:list-item>
                </text:list>
              </text:list-item>
            </text:list>
            <text:p text:style-name="P30"/>
            <text:p text:style-name="P40"><text:placeholder text:placeholder-type="text">&lt;for each="ing in cqqs(o,'chemical')"&gt;</text:placeholder></text:p>
            <text:p text:style-name="P15"><text:bookmark-start text:name="Bookmark3"/><text:span text:style-name="T2">Segue anexo “Método analítico para determinação de resíduos de </text:span><text:span text:style-name="T11"><text:placeholder text:placeholder-type="text">&lt;ing.ingredient_id.name&gt;</text:placeholder></text:span><text:span text:style-name="T11"> </text:span><text:span text:style-name="T2">em diversas culturas’.</text:span></text:p>
            <text:p text:style-name="P47"><text:placeholder text:placeholder-type="text">&lt;/for&gt;</text:placeholder></text:p>
            <text:p text:style-name="P22"><text:bookmark-end text:name="Bookmark3"/></text:p>
          </table:table-cell>
        </table:table-row>
      </table:table>
      <text:p text:style-name="P39"><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05cm" fo:margin-bottom="2.501cm" fo:margin-left="2.593cm" fo:margin-right="2.85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6</meta:editing-cycles>
    <meta:print-date>2010-06-16T17:57:00</meta:print-date>
    <meta:creation-date>2013-06-27T10:33:56</meta:creation-date>
    <dc:date>2013-12-17T16:17:22</dc:date>
    <meta:editing-duration>PT2H26M22S</meta:editing-duration>
    <meta:generator>LibreOffice/3.5$Linux_X86_64 LibreOffice_project/350m1$Build-2</meta:generator>
    <dc:creator>Juan Scarafia</dc:creator>
    <meta:document-statistic meta:table-count="2" meta:image-count="0" meta:object-count="0" meta:page-count="6" meta:paragraph-count="152" meta:word-count="1974" meta:character-count="13676" meta:non-whitespace-character-count="11860"/>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